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/>
    </style:style>
    <style:style style:name="P2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2.0pt"/>
    </style:style>
    <style:style style:name="P3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" fo:font-size="12.0pt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  <text:list-level-style-bullet text:level="2" text:bullet-char="◦">
        <style:list-level-properties text:space-before="0.50in" text:min-label-width="0.25in"/>
      </text:list-level-style-bullet>
    </text:list-style>
  </office:automatic-styles>
  <office:body>
    <office:text>
      <text:p text:style-name="P1">TODO until next time:</text:p>
      <text:p text:style-name="P1"/>
      <text:p text:style-name="P1">Workpackages:</text:p>
      <text:list text:style-name="L1">
        <text:list-item>
          <text:p text:style-name="P2">Einleitung Abstract</text:p>
          <text:list>
            <text:list-item>
              <text:p text:style-name="P3">Intro 1 + Abstract ¼</text:p>
            </text:list-item>
            <text:list-item>
              <text:p text:style-name="P3">Steven</text:p>
            </text:list-item>
          </text:list>
        </text:list-item>
        <text:list-item>
          <text:p text:style-name="P2">Related Work</text:p>
          <text:list>
            <text:list-item>
              <text:p text:style-name="P3">1 ¼</text:p>
            </text:list-item>
            <text:list-item>
              <text:p text:style-name="P3">Bernhard, Steven</text:p>
            </text:list-item>
          </text:list>
        </text:list-item>
        <text:list-item>
          <text:p text:style-name="P2">Objective and Significance</text:p>
          <text:list>
            <text:list-item>
              <text:p text:style-name="P3">½</text:p>
            </text:list-item>
            <text:list-item>
              <text:p text:style-name="P3">Gerd</text:p>
            </text:list-item>
          </text:list>
        </text:list-item>
        <text:list-item>
          <text:p text:style-name="P2">Methods</text:p>
          <text:list>
            <text:list-item>
              <text:p text:style-name="P3">2</text:p>
            </text:list-item>
            <text:list-item>
              <text:p text:style-name="P3">Nazli, Christopher</text:p>
            </text:list-item>
          </text:list>
        </text:list-item>
        <text:list-item>
          <text:p text:style-name="P2">Implementation Approach</text:p>
          <text:list>
            <text:list-item>
              <text:p text:style-name="P3">2</text:p>
            </text:list-item>
            <text:list-item>
              <text:p text:style-name="P3">Marvin, Benedikt, Gerd</text:p>
            </text:list-item>
          </text:list>
        </text:list-item>
        <text:list-item>
          <text:p text:style-name="P2">Conclusion</text:p>
          <text:list>
            <text:list-item>
              <text:p text:style-name="P3">½</text:p>
            </text:list-item>
          </text:list>
        </text:list-item>
        <text:list-item>
          <text:p text:style-name="P2">Stretch</text:p>
          <text:list>
            <text:list-item>
              <text:p text:style-name="P3">E-Mail</text:p>
            </text:list-item>
            <text:list-item>
              <text:p text:style-name="P3">Class diagram</text:p>
            </text:list-item>
            <text:list-item>
              <text:p text:style-name="P3">Pseudo code von Methoden</text:p>
            </text:list-item>
          </text:list>
        </text:list-item>
        <text:list-item>
          <text:p text:style-name="P2">literature references</text:p>
        </text:list-item>
      </text:list>
      <text:p text:style-name="P1"/>
      <text:p text:style-name="P1">Teile hochladen bis 27.12.15 !!!!</text:p>
      <text:p text:style-name="P1">Skype Treffen: 27.12. 18 Uh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  <meta:initial-creator>pht </meta:initial-creator>
  </office:meta>
</office:document-meta>
</file>